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124971" officeooo:paragraph-rsid="00124971"/>
    </style:style>
    <style:style style:name="P2" style:family="paragraph" style:parent-style-name="Standard">
      <style:paragraph-properties fo:text-align="center" style:justify-single-word="false"/>
      <style:text-properties style:font-name="Courier 10 Pitch" officeooo:rsid="00124971" officeooo:paragraph-rsid="00124971"/>
    </style:style>
    <style:style style:name="P3" style:family="paragraph" style:parent-style-name="Standard">
      <style:paragraph-properties fo:text-align="start" style:justify-single-word="false"/>
      <style:text-properties style:font-name="Courier 10 Pitch" officeooo:rsid="00124971" officeooo:paragraph-rsid="00124971"/>
    </style:style>
    <style:style style:name="P4" style:family="paragraph" style:parent-style-name="Standard">
      <style:paragraph-properties fo:text-align="start" style:justify-single-word="false"/>
      <style:text-properties style:font-name="Courier 10 Pitch" officeooo:rsid="00124971" officeooo:paragraph-rsid="00136d5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14pt" officeooo:rsid="00124971" officeooo:paragraph-rsid="00124971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Courier 10 Pitch" officeooo:rsid="00136d5d" officeooo:paragraph-rsid="00136d5d"/>
    </style:style>
    <style:style style:name="P7" style:family="paragraph" style:parent-style-name="Standard">
      <style:paragraph-properties fo:text-align="start" style:justify-single-word="false"/>
      <style:text-properties style:font-name="Courier 10 Pitch" officeooo:rsid="0013d322" officeooo:paragraph-rsid="0013d322"/>
    </style:style>
    <style:style style:name="P8" style:family="paragraph" style:parent-style-name="Standard">
      <style:paragraph-properties fo:text-align="start" style:justify-single-word="false"/>
      <style:text-properties style:font-name="Courier 10 Pitch" officeooo:rsid="0013d322" officeooo:paragraph-rsid="00152084"/>
    </style:style>
    <style:style style:name="P9" style:family="paragraph" style:parent-style-name="Standard">
      <style:paragraph-properties fo:text-align="start" style:justify-single-word="false"/>
      <style:text-properties style:font-name="Courier 10 Pitch" officeooo:rsid="00152084" officeooo:paragraph-rsid="00152084"/>
    </style:style>
    <style:style style:name="P10" style:family="paragraph" style:parent-style-name="Standard">
      <style:paragraph-properties fo:text-align="start" style:justify-single-word="false"/>
      <style:text-properties style:font-name="Courier 10 Pitch" officeooo:rsid="00163f09" officeooo:paragraph-rsid="00163f09"/>
    </style:style>
    <style:style style:name="P11" style:family="paragraph" style:parent-style-name="Standard">
      <style:paragraph-properties fo:text-align="start" style:justify-single-word="false"/>
      <style:text-properties style:font-name="Courier 10 Pitch" officeooo:rsid="001767b2" officeooo:paragraph-rsid="001767b2"/>
    </style:style>
    <style:style style:name="P12" style:family="paragraph" style:parent-style-name="Standard">
      <style:paragraph-properties fo:text-align="start" style:justify-single-word="false"/>
      <style:text-properties style:font-name="Courier 10 Pitch" officeooo:rsid="001767b2" officeooo:paragraph-rsid="0017e510"/>
    </style:style>
    <style:style style:name="P13" style:family="paragraph" style:parent-style-name="Standard">
      <style:paragraph-properties fo:text-align="start" style:justify-single-word="false"/>
      <style:text-properties style:font-name="Courier 10 Pitch" officeooo:rsid="001767b2" officeooo:paragraph-rsid="00192e62"/>
    </style:style>
    <style:style style:name="P14" style:family="paragraph" style:parent-style-name="Standard">
      <style:paragraph-properties fo:text-align="start" style:justify-single-word="false"/>
      <style:text-properties style:font-name="Courier 10 Pitch" officeooo:rsid="001767b2" officeooo:paragraph-rsid="0019be2f"/>
    </style:style>
    <style:style style:name="P15" style:family="paragraph" style:parent-style-name="Standard">
      <style:paragraph-properties fo:text-align="start" style:justify-single-word="false"/>
      <style:text-properties style:font-name="Courier 10 Pitch" officeooo:rsid="0019be2f" officeooo:paragraph-rsid="0019be2f"/>
    </style:style>
    <style:style style:name="P16" style:family="paragraph" style:parent-style-name="Standard">
      <style:paragraph-properties fo:text-align="start" style:justify-single-word="false"/>
      <style:text-properties style:font-name="Courier 10 Pitch" officeooo:rsid="001a464a" officeooo:paragraph-rsid="001a464a"/>
    </style:style>
    <style:style style:name="P17" style:family="paragraph" style:parent-style-name="Standard">
      <style:paragraph-properties fo:text-align="start" style:justify-single-word="false"/>
      <style:text-properties style:font-name="Courier 10 Pitch" officeooo:rsid="00136d5d" officeooo:paragraph-rsid="00136d5d"/>
    </style:style>
    <style:style style:name="P18" style:family="paragraph" style:parent-style-name="Standard">
      <style:paragraph-properties fo:text-align="start" style:justify-single-word="false"/>
      <style:text-properties style:font-name="Courier 10 Pitch" officeooo:rsid="00152084" officeooo:paragraph-rsid="00152084"/>
    </style:style>
    <style:style style:name="P19" style:family="paragraph" style:parent-style-name="Standard">
      <style:paragraph-properties fo:text-align="start" style:justify-single-word="false"/>
      <style:text-properties style:font-name="Courier 10 Pitch" officeooo:rsid="0017e510" officeooo:paragraph-rsid="0019be2f"/>
    </style:style>
    <style:style style:name="P20" style:family="paragraph" style:parent-style-name="Standard">
      <style:paragraph-properties fo:text-align="start" style:justify-single-word="false"/>
      <style:text-properties style:font-name="Courier 10 Pitch" officeooo:rsid="0017e510" officeooo:paragraph-rsid="0017e510"/>
    </style:style>
    <style:style style:name="P21" style:family="paragraph" style:parent-style-name="Standard">
      <style:paragraph-properties fo:text-align="start" style:justify-single-word="false"/>
      <style:text-properties style:font-name="Courier 10 Pitch" officeooo:rsid="0017e510" officeooo:paragraph-rsid="00192e62"/>
    </style:style>
    <style:style style:name="P22" style:family="paragraph" style:parent-style-name="Standard">
      <style:paragraph-properties fo:text-align="start" style:justify-single-word="false"/>
      <style:text-properties style:font-name="Courier 10 Pitch" officeooo:rsid="00192e62" officeooo:paragraph-rsid="0019be2f"/>
    </style:style>
    <style:style style:name="P23" style:family="paragraph" style:parent-style-name="Standard">
      <style:paragraph-properties fo:text-align="start" style:justify-single-word="false"/>
      <style:text-properties style:font-name="Courier 10 Pitch" officeooo:rsid="0019be2f" officeooo:paragraph-rsid="0019be2f"/>
    </style:style>
    <style:style style:name="T1" style:family="text">
      <style:text-properties officeooo:rsid="0012fb88"/>
    </style:style>
    <style:style style:name="T2" style:family="text">
      <style:text-properties officeooo:rsid="00136d5d"/>
    </style:style>
    <style:style style:name="T3" style:family="text">
      <style:text-properties officeooo:rsid="0013d322"/>
    </style:style>
    <style:style style:name="T4" style:family="text">
      <style:text-properties officeooo:rsid="00152084"/>
    </style:style>
    <style:style style:name="T5" style:family="text">
      <style:text-properties officeooo:rsid="001767b2"/>
    </style:style>
    <style:style style:name="T6" style:family="text">
      <style:text-properties officeooo:rsid="001a46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bara Mehene</text:p>
      <text:p text:style-name="P1"/>
      <text:p text:style-name="P1">10/21/15</text:p>
      <text:p text:style-name="P1"/>
      <text:p text:style-name="P1">Computing II</text:p>
      <text:p text:style-name="P1"/>
      <text:p text:style-name="P2"/>
      <text:p text:style-name="P5">Recursions Summary</text:p>
      <text:p text:style-name="P2"/>
      <text:p text:style-name="P3"><text:tab/>The basic understanding of recursion is a function that calls </text:p>
      <text:p text:style-name="P3"/>
      <text:p text:style-name="P3">itself. Solving problems recursively is solving a problem but in </text:p>
      <text:p text:style-name="P3"/>
      <text:p text:style-name="P3"><text:span text:style-name="T1">smaller</text:span> steps. Recursions have four basic steps on understanding </text:p>
      <text:p text:style-name="P3"/>
      <text:p text:style-name="P4">how they work. First, is to write <text:span text:style-name="T2">a basic</text:span> <text:span text:style-name="T2">fun</text:span>ction <text:span text:style-name="T2">with parameters</text:span></text:p>
      <text:p text:style-name="P4"/>
      <text:p text:style-name="P6">of the values you want to use. Second, is figure out what to pass</text:p>
      <text:p text:style-name="P4"/>
      <text:p text:style-name="P6">to the function from the client/main. <text:span text:style-name="T3">Third, creating the base case.</text:span></text:p>
      <text:p text:style-name="P6"/>
      <text:p text:style-name="P7">The base case is usually the smallest case. Picking a small value </text:p>
      <text:p text:style-name="P7"/>
      <text:p text:style-name="P7">takes more time work with in math. <text:span text:style-name="T4">Three</text:span> mistakes made when creating</text:p>
      <text:p text:style-name="P7"/>
      <text:p text:style-name="P7">the base is first creating a large Base case. Second, not realizing </text:p>
      <text:p text:style-name="P7"/>
      <text:p text:style-name="P8">there is more than one case. <text:span text:style-name="T4">Recursions always have a base case. </text:span></text:p>
      <text:p text:style-name="P8"/>
      <text:p text:style-name="P9">Without cases, recursion wouldn't work. Fourth step, is to think of </text:p>
      <text:p text:style-name="P8"/>
      <text:p text:style-name="P9">smaller recursions of the function call. Using if-else, if is used </text:p>
      <text:p text:style-name="P8"/>
      <text:p text:style-name="P10">for the base case and the else is used for recursive information or </text:p>
      <text:p text:style-name="P10"/>
      <text:p text:style-name="P10">case. <text:span text:style-name="T5">Recursions do something after it is called. In summary, think </text:span></text:p>
      <text:p text:style-name="P10"/>
      <text:p text:style-name="P11">of recursion backwards. </text:p>
      <text:p text:style-name="P11"><text:tab/></text:p>
      <text:p text:style-name="P14"><text:tab/></text:p>
      <text:p text:style-name="P19"/>
      <text:p text:style-name="P19"><text:tab/>Tracing is a easy way to learn how recursive works. There is two</text:p>
      <text:p text:style-name="P12"/>
      <text:p text:style-name="P20">parts to Tracing, winding and unwinding. Winding occurs as the </text:p>
      <text:p text:style-name="P12"/>
      <text:p text:style-name="P20">recursion heads to the base case. Unwinding happens when the </text:p>
      <text:p text:style-name="P12"><text:soft-page-break/></text:p>
      <text:p text:style-name="P21">recursion occur when the recursion returns the original function. </text:p>
      <text:p text:style-name="P13"/>
      <text:p text:style-name="P22">They used a concept of several parts. There is rectangle that has two </text:p>
      <text:p text:style-name="P14"/>
      <text:p text:style-name="P15">squares. Which will store the results of any recursive call. The </text:p>
      <text:p text:style-name="P14"/>
      <text:p text:style-name="P15">longer square is the parameters of the current function call. <text:span text:style-name="T6">Circle </text:span></text:p>
      <text:p text:style-name="P15"/>
      <text:p text:style-name="P16">is the value. In summary, Tracing goes down the base case. Every call</text:p>
      <text:p text:style-name="P16"/>
      <text:p text:style-name="P16">eventually goes to the base case.</text:p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20:35:24.893000589</meta:creation-date>
    <dc:date>2015-10-23T12:55:54.556332222</dc:date>
    <meta:editing-duration>PT2H3M4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30" meta:word-count="266" meta:character-count="1568" meta:non-whitespace-character-count="1309"/>
  </office:meta>
</office:document-meta>
</file>